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4"/>
    <style:style style:name="P2" style:family="paragraph" style:parent-style-name="Text_20_body" style:list-style-name="L5"/>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8"/>
    <style:style style:name="P16" style:family="paragraph" style:parent-style-name="Text_20_body" style:list-style-name="L19"/>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list-style-name="L30"/>
    <style:style style:name="P28" style:family="paragraph" style:parent-style-name="Text_20_body" style:list-style-name="L31"/>
    <style:style style:name="P29" style:family="paragraph" style:parent-style-name="Text_20_body" style:list-style-name="L32"/>
    <style:style style:name="P30" style:family="paragraph" style:parent-style-name="Text_20_body" style:list-style-name="L33"/>
    <style:style style:name="P31" style:family="paragraph" style:parent-style-name="Text_20_body" style:list-style-name="L34"/>
    <style:style style:name="P32" style:family="paragraph" style:parent-style-name="Text_20_body" style:list-style-name="L35"/>
    <style:style style:name="P33" style:family="paragraph" style:parent-style-name="Text_20_body" style:list-style-name="L36"/>
    <style:style style:name="P34" style:family="paragraph" style:parent-style-name="Text_20_body" style:list-style-name="L37"/>
    <style:style style:name="P35" style:family="paragraph" style:parent-style-name="Text_20_body" style:list-style-name="L3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EK 3 — THE WORD OF LIFE AND PRAY-READING THE WORD</text:h>
      <text:p text:style-name="Text_20_body"><text:span text:style-name="Strong_20_Emphasis">Day 1 – The Word of Life</text:span></text:p>
      <text:p text:style-name="Text_20_body">📖 <text:span text:style-name="Strong_20_Emphasis">Scripture Reading:</text:span></text:p>
      <text:list text:style-name="L4">
        <text:list-item>
          <text:p text:style-name="P1">John 1:1 — “In the beginning was the Word, and the Word was with God, and the Word was God.”</text:p>
        </text:list-item>
        <text:list-item>
          <text:p text:style-name="P1">1 John 1:1 — “That which was from the beginning…concerning the Word of life.”</text:p>
        </text:list-item>
      </text:list>
      <text:p text:style-name="Horizontal_20_Line"/>
      <text:h text:style-name="Heading_20_2" text:outline-level="2">✋ Story Form</text:h>
      <text:p text:style-name="Text_20_body">Before the world began, there was the <text:span text:style-name="Strong_20_Emphasis">Word</text:span>. The Word was with God. The Word <text:span text:style-name="Emphasis">was</text:span> God. That Word is <text:span text:style-name="Strong_20_Emphasis">Jesus</text:span>. He is called <text:span text:style-name="Emphasis">the Word of Life</text:span> because He is alive and gives eternal life.</text:p>
      <text:p text:style-name="Text_20_body">The Bible is not like other books. Many people write books, but only the Bible brings us Jesus Himself. Abraham Lincoln once said, <text:span text:style-name="Emphasis">“The Bible is the best gift God gave to man.”</text:span> Why? Because it shows us the Savior. It has been translated into more languages than any other book in the world. Truly, it is <text:span text:style-name="Strong_20_Emphasis">the Book of Life</text:span>.</text:p>
      <text:p text:style-name="Text_20_body">The Bible is living because Jesus is living. He is:</text:p>
      <text:list text:style-name="L5">
        <text:list-item>
          <text:p text:style-name="P2">The <text:span text:style-name="Strong_20_Emphasis">eternal Word</text:span> (always existed).</text:p>
        </text:list-item>
        <text:list-item>
          <text:p text:style-name="P2">The <text:span text:style-name="Strong_20_Emphasis">living Word</text:span> (gives life).</text:p>
        </text:list-item>
        <text:list-item>
          <text:p text:style-name="P2">The <text:span text:style-name="Strong_20_Emphasis">written Word</text:span> (the Bible).</text:p>
        </text:list-item>
        <text:list-item>
          <text:p text:style-name="P2">The <text:span text:style-name="Strong_20_Emphasis">spoken Word</text:span> (God speaking to you right now).</text:p>
        </text:list-item>
      </text:list>
      <text:p text:style-name="Text_20_body">When we open the Bible, we should not only see letters on paper. We should touch Jesus Himself.</text:p>
      <text:p text:style-name="Horizontal_20_Line"/>
      <text:h text:style-name="Heading_20_2" text:outline-level="2">🌱 Two Ways to Read the Bible</text:h>
      <text:list text:style-name="L6">
        <text:list-item>
          <text:p text:style-name="P3"><text:span text:style-name="Strong_20_Emphasis">Outward Way (Mind Only):</text:span><text:line-break/>Two brothers read John 1:1. They argue:</text:p>
        </text:list-item>
      </text:list>
      <text:list text:style-name="L7">
        <text:list-item>
          <text:p text:style-name="P4">“What does <text:span text:style-name="Emphasis">in the beginning</text:span> mean?”</text:p>
        </text:list-item>
        <text:list-item>
          <text:p text:style-name="P4">“It means God is the beginning.”</text:p>
        </text:list-item>
        <text:list-item>
          <text:p text:style-name="P4">“No, I don’t think so…”<text:line-break/>This is like looking at food in a picture. Nice to see, but it does not fill your stomach.</text:p>
        </text:list-item>
      </text:list>
      <text:list text:style-name="L8">
        <text:list-item>
          <text:p text:style-name="P5"><text:span text:style-name="Strong_20_Emphasis">Inward Way (Spirit + Heart):</text:span><text:line-break/>The same brothers read and pray:<text:line-break/>“O Lord, in the beginning… Hallelujah for the Word! The Word was with God! The Word <text:soft-page-break/>was God! Amen!”<text:line-break/>This is like eating real food—you are filled with life and strength.</text:p>
        </text:list-item>
      </text:list>
      <text:p text:style-name="Text_20_body">This is called <text:span text:style-name="Strong_20_Emphasis">pray-reading</text:span>: mixing prayer with reading. Even if you don’t understand everything, your spirit receives life.</text:p>
      <text:p text:style-name="Horizontal_20_Line"/>
      <text:h text:style-name="Heading_20_2" text:outline-level="2">👐 Sign Action (for Memory)</text:h>
      <text:list text:style-name="L9">
        <text:list-item>
          <text:p text:style-name="P6">Outward way: 🤔 confused face, head shake.</text:p>
        </text:list-item>
        <text:list-item>
          <text:p text:style-name="P6">Inward way: 🙌 open hands, joyful face.</text:p>
        </text:list-item>
      </text:list>
      <text:p text:style-name="Horizontal_20_Line"/>
      <text:h text:style-name="Heading_20_2" text:outline-level="2">❤️ Lesson</text:h>
      <text:p text:style-name="Text_20_body">The Bible is alive because Jesus is alive. Don’t only use your mind. Use your spirit. When you read, pray short words: “O Lord Jesus!” The Word then becomes life in you.</text:p>
      <text:p text:style-name="Horizontal_20_Line"/>
      <text:h text:style-name="Heading_20_2" text:outline-level="2">📦 Summary Box</text:h>
      <text:p text:style-name="Text_20_body">👉 Bible = Life<text:line-break/>👉 Jesus = Word<text:line-break/>👉 Read with Spirit</text:p>
      <text:p text:style-name="Horizontal_20_Line"/>
      <text:h text:style-name="Heading_20_2" text:outline-level="2">✍ Personal Reflection Questions</text:h>
      <text:list text:style-name="L10">
        <text:list-item>
          <text:p text:style-name="P7">When I read the Bible, do I only use my <text:span text:style-name="Strong_20_Emphasis">mind</text:span>, or do I also open my <text:span text:style-name="Strong_20_Emphasis">heart</text:span>?<text:line-break/><text:span text:style-name="Emphasis">Write your answer.</text:span></text:p>
        </text:list-item>
        <text:list-item>
          <text:p text:style-name="P7">Write a short <text:span text:style-name="Strong_20_Emphasis">pray-reading prayer</text:span> using today’s verses (John 1:1; 1 John 1:1). Example: “O Lord, in the beginning… Amen, the Word is lif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2 – Tasting the Lord in His Word</text:span></text:p>
      <text:p text:style-name="Text_20_body">📖 <text:span text:style-name="Strong_20_Emphasis">Scripture Reading:</text:span></text:p>
      <text:list text:style-name="L11">
        <text:list-item>
          <text:p text:style-name="P8">1 Peter 2:2–3 — “As newborn babes, long for the pure milk of the word in order that by it you may grow unto salvation, if you have tasted that the Lord is good.”</text:p>
        </text:list-item>
        <text:list-item>
          <text:p text:style-name="P8">Matthew 4:4 — “Man shall not live on bread alone, but on every word that proceeds out through the mouth of God.”</text:p>
        </text:list-item>
      </text:list>
      <text:p text:style-name="Horizontal_20_Line"/>
      <text:h text:style-name="Heading_20_2" text:outline-level="2">✋ Story Form</text:h>
      <text:p text:style-name="Text_20_body">When a baby is born, the first food is <text:span text:style-name="Strong_20_Emphasis">milk</text:span>. The baby does not study milk or ask, “What is milk made of?” The baby simply drinks it, and it grows strong.</text:p>
      <text:p text:style-name="Text_20_body">The Bible says we are like newborn babies. We must drink the <text:span text:style-name="Strong_20_Emphasis">milk of the Word</text:span> to grow in Jesus. Reading the Bible is not only about <text:span text:style-name="Emphasis">learning knowledge</text:span>. It is about <text:span text:style-name="Emphasis">tasting</text:span> the Lord.</text:p>
      <text:p text:style-name="Text_20_body">Jeremiah said: <text:span text:style-name="Emphasis">“Your words were found, and I ate them, and they became joy and gladness in my heart”</text:span> (Jer. 15:16). Ezekiel ate the Word in a vision (Ezek. 3:1–3). David said: <text:span text:style-name="Emphasis">“How sweet are Your words to my taste! Sweeter than honey!”</text:span> (Psa. 119:103).</text:p>
      <text:p text:style-name="Text_20_body">When we eat food, it becomes part of us. In the same way, when we “eat” God’s Word, it goes inside us and becomes joy, gladness, and life.</text:p>
      <text:p text:style-name="Text_20_body">Jesus also said: <text:span text:style-name="Emphasis">“Man shall not live on bread alone, but on every word from God”</text:span> (Matt. 4:4). Food keeps the body alive. God’s Word keeps our spirit alive.</text:p>
      <text:p text:style-name="Text_20_body">The Bible is not the <text:span text:style-name="Strong_20_Emphasis">tree of knowledge</text:span> (only to know right and wrong). It is the <text:span text:style-name="Strong_20_Emphasis">tree of life</text:span> (to give us God Himself). If we only read for knowledge, the Bible may feel dry. But if we read to taste Jesus, it becomes sweet food that fills us.</text:p>
      <text:p text:style-name="Horizontal_20_Line"/>
      <text:h text:style-name="Heading_20_2" text:outline-level="2">🌱 Example</text:h>
      <text:p text:style-name="Text_20_body">Reading the Bible only with the mind = like looking at bread in a bakery window.<text:line-break/>Reading with the spirit = like eating the bread and being full.</text:p>
      <text:p text:style-name="Horizontal_20_Line"/>
      <text:h text:style-name="Heading_20_2" text:outline-level="2">👐 Sign Action (for Memory)</text:h>
      <text:list text:style-name="L12">
        <text:list-item>
          <text:p text:style-name="P9">Pretend drinking milk (🥛) → Word is milk.</text:p>
        </text:list-item>
        <text:list-item>
          <text:p text:style-name="P9">Pretend eating bread (🍞) → Word is food.</text:p>
        </text:list-item>
        <text:list-item>
          <text:p text:style-name="P9">Smile, hand on heart (❤️) → Word becomes joy inside.</text:p>
        </text:list-item>
      </text:list>
      <text:p text:style-name="Horizontal_20_Line"><text:soft-page-break/></text:p>
      <text:h text:style-name="Heading_20_2" text:outline-level="2">❤️ Lesson</text:h>
      <text:p text:style-name="Text_20_body">The Word of God is not only for learning. It is for <text:span text:style-name="Strong_20_Emphasis">tasting, eating, and enjoying</text:span>. Every time you open the Bible, think: <text:span text:style-name="Emphasis">“I am drinking milk. I am eating bread. I am tasting Jesus.”</text:span></text:p>
      <text:p text:style-name="Horizontal_20_Line"/>
      <text:h text:style-name="Heading_20_2" text:outline-level="2">📦 Summary Box</text:h>
      <text:p text:style-name="Text_20_body">👉 Word = Milk 🥛 (growth)<text:line-break/>👉 Word = Bread 🍞 (life)<text:line-break/>👉 Word = Honey 🍯 (sweet joy)</text:p>
      <text:p text:style-name="Horizontal_20_Line"/>
      <text:h text:style-name="Heading_20_2" text:outline-level="2">✍ Personal Reflection Questions</text:h>
      <text:list text:style-name="L13">
        <text:list-item>
          <text:p text:style-name="P10">What is one verse that felt <text:span text:style-name="Strong_20_Emphasis">sweet or joyful</text:span> to you when you read it? Write it down.</text:p>
        </text:list-item>
        <text:list-item>
          <text:p text:style-name="P10">This week, how can I practice “tasting” the Word instead of only “studying” the Wor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3 – Pray-Reading the Word</text:span></text:p>
      <text:p text:style-name="Text_20_body">📖 <text:span text:style-name="Strong_20_Emphasis">Scripture Reading:</text:span></text:p>
      <text:list text:style-name="L14">
        <text:list-item>
          <text:p text:style-name="P11">Ephesians 6:17–18 — “…receive the word of God, by means of all prayer and petition, praying at every time in spirit…”</text:p>
        </text:list-item>
        <text:list-item>
          <text:p text:style-name="P11">John 6:63 — “It is the Spirit who gives life; the flesh profits nothing; the words which I have spoken to you are spirit and are life.”</text:p>
        </text:list-item>
      </text:list>
      <text:p text:style-name="Horizontal_20_Line"/>
      <text:h text:style-name="Heading_20_2" text:outline-level="2">✋ Story Form</text:h>
      <text:p text:style-name="Text_20_body">When you pick up a Bible, remember—it is not like reading a newspaper or schoolbook. It is God’s Word. To meet God in His Word, we must prepare our hearts.</text:p>
      <text:p text:style-name="Text_20_body">Before reading, we can pray:<text:line-break/>“O Lord, forgive me. Cleanse me with Your blood. Take away anything that blocks me from You. Make me ready to receive Your Word.”</text:p>
      <text:p text:style-name="Text_20_body">This is like washing your hands before eating. You prepare to enjoy the food. When we confess and come clean before God, we are ready for fellowship with Him.</text:p>
      <text:p text:style-name="Text_20_body">Then we do not just <text:span text:style-name="Emphasis">read</text:span> the Bible—we <text:span text:style-name="Strong_20_Emphasis">pray-read</text:span>. That means we mix prayer with the verses. Christians through the ages have done this. Some prayed loudly, some softly. Some prayed quickly, others slowly. Alone, with family, or in a group—it all counts as pray-reading.</text:p>
      <text:p text:style-name="Text_20_body">Paul teaches us to receive the Word of God “by means of all prayer and petition.” We don’t need fancy words or long prayers. We can pray exactly what we read. For example, if we read John 6:63, we can pray:<text:line-break/>“O Lord, Your words are spirit! Amen, they are life to me!”</text:p>
      <text:p text:style-name="Text_20_body">When words are just letters on paper, they are flat. But when we pray them with our spirit, they become the Spirit and life. The Bible turns into a living prayer book.</text:p>
      <text:p text:style-name="Horizontal_20_Line"/>
      <text:h text:style-name="Heading_20_2" text:outline-level="2">🌱 Example</text:h>
      <text:p text:style-name="Text_20_body">Reading only: like looking at water in a bottle.<text:line-break/>Pray-reading: like drinking the water and feeling refreshed.</text:p>
      <text:p text:style-name="Horizontal_20_Line"/>
      <text:h text:style-name="Heading_20_2" text:outline-level="2">👐 Sign Action (for Memory)</text:h>
      <text:list text:style-name="L15">
        <text:list-item>
          <text:p text:style-name="P12">Hands open like reading a book 📖.</text:p>
        </text:list-item>
        <text:list-item>
          <text:p text:style-name="P12"><text:soft-page-break/>Then lift hands upward 🙌 (turning words into prayer).</text:p>
        </text:list-item>
        <text:list-item>
          <text:p text:style-name="P12">Pretend drinking water 💧 (Word becomes life).</text:p>
        </text:list-item>
      </text:list>
      <text:p text:style-name="Horizontal_20_Line"/>
      <text:h text:style-name="Heading_20_2" text:outline-level="2">❤️ Lesson</text:h>
      <text:p text:style-name="Text_20_body">Pray-reading is not about clever prayers. It is about letting God’s Word enter your spirit. When you pray the verses, the words become Spirit and life inside you.</text:p>
      <text:p text:style-name="Horizontal_20_Line"/>
      <text:h text:style-name="Heading_20_2" text:outline-level="2">📦 Summary Box</text:h>
      <text:p text:style-name="Text_20_body">👉 Prepare heart (confess + be clean)<text:line-break/>👉 Read + Pray = Pray-Read<text:line-break/>👉 Word → Spirit → Life</text:p>
      <text:p text:style-name="Horizontal_20_Line"/>
      <text:h text:style-name="Heading_20_2" text:outline-level="2">✍ Personal Reflection Questions</text:h>
      <text:list text:style-name="L16">
        <text:list-item>
          <text:p text:style-name="P13">Do I usually read the Bible like a <text:span text:style-name="Strong_20_Emphasis">book of letters</text:span>, or like a <text:span text:style-name="Strong_20_Emphasis">prayer with life</text:span>? Write your thoughts.</text:p>
        </text:list-item>
        <text:list-item>
          <text:p text:style-name="P13">Choose one verse today. Write how you can turn it into a short prayer. Example: “O Lord, Your words are life to m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4 – Breathing in the Word of Life</text:span></text:p>
      <text:p text:style-name="Text_20_body">📖 <text:span text:style-name="Strong_20_Emphasis">Scripture Reading:</text:span></text:p>
      <text:list text:style-name="L17">
        <text:list-item>
          <text:p text:style-name="P14">2 Timothy 3:16 — “All Scripture is God-breathed…”</text:p>
        </text:list-item>
        <text:list-item>
          <text:p text:style-name="P14">John 5:39–40 — “You search the Scriptures, because you think that in them you have eternal life; and it is these that testify concerning Me. Yet you are not willing to come to Me that you may have life.”</text:p>
        </text:list-item>
      </text:list>
      <text:p text:style-name="Horizontal_20_Line"/>
      <text:h text:style-name="Heading_20_2" text:outline-level="2">✋ Story Form</text:h>
      <text:p text:style-name="Text_20_body">The Bible is not only words—it is <text:span text:style-name="Strong_20_Emphasis">God’s own breath</text:span>.</text:p>
      <text:p text:style-name="Text_20_body">Think of breathing:</text:p>
      <text:list text:style-name="L18">
        <text:list-item>
          <text:p text:style-name="P15">God breathes out His Word → the Bible.</text:p>
        </text:list-item>
        <text:list-item>
          <text:p text:style-name="P15">We breathe in His Word → prayer.</text:p>
        </text:list-item>
      </text:list>
      <text:p text:style-name="Text_20_body">If God breathes out but we never breathe in, we become weak. Many people read the Bible like dead letters. But when we pray-read, we are breathing God Himself into us. That Word becomes <text:span text:style-name="Emphasis">spirit and life</text:span> (John 6:63).</text:p>
      <text:p text:style-name="Text_20_body">The Bible is also called our <text:span text:style-name="Strong_20_Emphasis">food</text:span>. Jesus said, <text:span text:style-name="Emphasis">“I am the bread of life…he who eats Me shall live because of Me”</text:span> (John 6:35, 57). Food on the table does nothing until we eat it. In the same way, the Bible on the shelf does nothing until we “eat” the Word by receiving it into our spirit.</text:p>
      <text:p text:style-name="Text_20_body">But there is a warning. Jesus told the Jewish leaders: <text:span text:style-name="Emphasis">“You search the Scriptures…but you are not willing to come to Me”</text:span> (John 5:39–40). They studied the Bible carefully, but they missed the main point: <text:span text:style-name="Strong_20_Emphasis">the Bible leads us to Jesus</text:span>. If we only research the words but do not meet the Lord Himself, we get knowledge but not life.</text:p>
      <text:p text:style-name="Text_20_body">The Bible is not only a book—it is the <text:span text:style-name="Strong_20_Emphasis">embodiment of Christ Himself</text:span>. To touch the Word is to touch Jesus.</text:p>
      <text:p text:style-name="Horizontal_20_Line"/>
      <text:h text:style-name="Heading_20_2" text:outline-level="2">🌱 Example</text:h>
      <text:list text:style-name="L19">
        <text:list-item>
          <text:p text:style-name="P16">Reading without prayer → like smelling food but not eating.</text:p>
        </text:list-item>
        <text:list-item>
          <text:p text:style-name="P16">Pray-reading → like eating and digesting the food until it gives energy.</text:p>
        </text:list-item>
      </text:list>
      <text:p text:style-name="Horizontal_20_Line"/>
      <text:h text:style-name="Heading_20_2" text:outline-level="2">👐 Sign Action (for Memory)</text:h>
      <text:list text:style-name="L20">
        <text:list-item>
          <text:p text:style-name="P17">Breathe out (💨) = God breathes His Word.</text:p>
        </text:list-item>
        <text:list-item>
          <text:p text:style-name="P17"><text:soft-page-break/>Breathe in (😮‍💨) = we pray and receive.</text:p>
        </text:list-item>
        <text:list-item>
          <text:p text:style-name="P17">Pretend eating bread 🍞 = Word becomes life in us.</text:p>
        </text:list-item>
      </text:list>
      <text:p text:style-name="Horizontal_20_Line"/>
      <text:h text:style-name="Heading_20_2" text:outline-level="2">❤️ Lesson</text:h>
      <text:p text:style-name="Text_20_body">The Bible is living breath, food, and the presence of Jesus Himself. Whenever we open the Bible, we should also open our heart to the Lord: “O Lord, I come to You through Your Word.”</text:p>
      <text:p text:style-name="Horizontal_20_Line"/>
      <text:h text:style-name="Heading_20_2" text:outline-level="2">📦 Summary Box</text:h>
      <text:p text:style-name="Text_20_body">👉 Bible = God’s Breath 💨<text:line-break/>👉 Bible = Bread of Life 🍞<text:line-break/>👉 Bible = Jesus Himself ✝️</text:p>
      <text:p text:style-name="Horizontal_20_Line"/>
      <text:h text:style-name="Heading_20_2" text:outline-level="2">✍ Personal Reflection Questions</text:h>
      <text:list text:style-name="L21">
        <text:list-item>
          <text:p text:style-name="P18">Do I sometimes read the Bible only for <text:span text:style-name="Strong_20_Emphasis">knowledge</text:span>, forgetting to meet <text:span text:style-name="Strong_20_Emphasis">Jesus Himself</text:span>? Write your thoughts.</text:p>
        </text:list-item>
        <text:list-item>
          <text:p text:style-name="P18">How can I practice “breathing in” today when I read God’s Word? (Example: turning a verse into prayer.)</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5 – Abiding in the Word, Catching Fire in the Spirit</text:span></text:p>
      <text:p text:style-name="Text_20_body">📖 <text:span text:style-name="Strong_20_Emphasis">Scripture Reading:</text:span></text:p>
      <text:list text:style-name="L22">
        <text:list-item>
          <text:p text:style-name="P19">John 15:4, 7 — “Abide in Me and I in you.…If you abide in Me and My words abide in you, ask whatever you will, and it shall be done for you.”</text:p>
        </text:list-item>
        <text:list-item>
          <text:p text:style-name="P19">Colossians 3:16 — “Let the word of Christ dwell in you richly in all wisdom, teaching and admonishing one another with psalms and hymns and spiritual songs, singing with grace in your hearts to God.”</text:p>
        </text:list-item>
      </text:list>
      <text:p text:style-name="Horizontal_20_Line"/>
      <text:h text:style-name="Heading_20_2" text:outline-level="2">✋ Story Form</text:h>
      <text:p text:style-name="Text_20_body">Jesus says the way He lives (abides) in us is by His <text:span text:style-name="Strong_20_Emphasis">Word</text:span> living in us. When we take His Word into our heart, we take Jesus Himself.</text:p>
      <text:p text:style-name="Text_20_body">Colossians 3:16 explains: when the Word dwells in us, we will be full of joy and songs. This is the same as being filled with the Spirit. So—Word inside = Spirit inside.</text:p>
      <text:p text:style-name="Text_20_body">Think about matches. A match has <text:span text:style-name="Strong_20_Emphasis">phosphorus</text:span> on the tip. When struck at the right place, it catches fire. But if you strike it on the wrong place, nothing happens.</text:p>
      <text:p text:style-name="Text_20_body">The Bible is like a match. Inside it is the Spirit and life (the fire). But if we “strike” it only with our mind—studying letters, analyzing, debating—it does not catch fire. If we strike it with our <text:span text:style-name="Strong_20_Emphasis">spirit</text:span>—pray-reading—it burns with life.</text:p>
      <text:p text:style-name="Text_20_body">When we pray-read, even a simple verse becomes fire. For example:<text:line-break/>“In the beginning… Hallelujah, the Word! The Word was God!”<text:line-break/>We may not understand everything, but the Spirit burns inside us and fills us with life.</text:p>
      <text:p text:style-name="Text_20_body">When the Word fills us, we naturally sing with grace in our hearts. The Word in us becomes a song, a joy, and a fire.</text:p>
      <text:p text:style-name="Horizontal_20_Line"/>
      <text:h text:style-name="Heading_20_2" text:outline-level="2">🌱 Example</text:h>
      <text:list text:style-name="L23">
        <text:list-item>
          <text:p text:style-name="P20">Studying a match = no fire.</text:p>
        </text:list-item>
        <text:list-item>
          <text:p text:style-name="P20">Striking a match in the wrong place = still no fire.</text:p>
        </text:list-item>
        <text:list-item>
          <text:p text:style-name="P20">Striking it at the right spot = fire comes!<text:line-break/>So also with the Bible: read with the spirit, not just the mind, and you catch the fire of life.</text:p>
        </text:list-item>
      </text:list>
      <text:p text:style-name="Horizontal_20_Line"/>
      <text:h text:style-name="Heading_20_2" text:outline-level="2"><text:soft-page-break/>👐 Sign Action (for Memory)</text:h>
      <text:list text:style-name="L24">
        <text:list-item>
          <text:p text:style-name="P21">Pretend holding a match, striking it 🔥.</text:p>
        </text:list-item>
        <text:list-item>
          <text:p text:style-name="P21">Hand on heart ❤️ glowing with fire.</text:p>
        </text:list-item>
        <text:list-item>
          <text:p text:style-name="P21">Hands open wide 🙌 singing with joy.</text:p>
        </text:list-item>
      </text:list>
      <text:p text:style-name="Horizontal_20_Line"/>
      <text:h text:style-name="Heading_20_2" text:outline-level="2">❤️ Lesson</text:h>
      <text:p text:style-name="Text_20_body">The Bible is Christ Himself in Word form. If we let the Word live in us, Christ abides in us, and our spirit will “catch fire.” This fire brings singing, joy, and life.</text:p>
      <text:p text:style-name="Horizontal_20_Line"/>
      <text:h text:style-name="Heading_20_2" text:outline-level="2">📦 Summary Box</text:h>
      <text:p text:style-name="Text_20_body">👉 Word inside = Christ inside<text:line-break/>👉 Strike the Bible at the right spot (spirit, not just mind)<text:line-break/>👉 Word → Fire → Joyful Singing</text:p>
      <text:p text:style-name="Horizontal_20_Line"/>
      <text:h text:style-name="Heading_20_2" text:outline-level="2">✍ Personal Reflection Questions</text:h>
      <text:list text:style-name="L25">
        <text:list-item>
          <text:p text:style-name="P22">Do I sometimes “strike the Bible” at the wrong spot (using only my mind)? How can I change that?</text:p>
        </text:list-item>
        <text:list-item>
          <text:p text:style-name="P22">Write a short prayer-reading line that makes your heart catch fire. Example: “O Lord, Your Word abides in me—burn in me today!”</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6 – Washed by the Word, Filled with the Spirit</text:span></text:p>
      <text:p text:style-name="Text_20_body">📖 <text:span text:style-name="Strong_20_Emphasis">Scripture Reading:</text:span></text:p>
      <text:list text:style-name="L26">
        <text:list-item>
          <text:p text:style-name="P23">Ephesians 5:18 — “…Be filled in spirit.”</text:p>
        </text:list-item>
        <text:list-item>
          <text:p text:style-name="P23">Ephesians 5:25–26 — “Christ…loved the church and gave Himself up for her that He might sanctify her, cleansing her by the washing of the water in the word.”</text:p>
        </text:list-item>
      </text:list>
      <text:p text:style-name="Horizontal_20_Line"/>
      <text:h text:style-name="Heading_20_2" text:outline-level="2">✋ Story Form</text:h>
      <text:p text:style-name="Text_20_body">The Bible says, <text:span text:style-name="Emphasis">“Be filled in spirit.”</text:span> But how do we get filled? The Spirit of God enters our spirit through the <text:span text:style-name="Strong_20_Emphasis">Word</text:span>.</text:p>
      <text:p text:style-name="Text_20_body">Ephesians 5:26 explains that the Word washes us. This washing is not outward like washing hands. It is an <text:span text:style-name="Strong_20_Emphasis">inward washing</text:span>, like living water flowing inside. This water is not the blood of Christ. The blood washes away our sins. The water of life washes away our spots, wrinkles, and old habits, changing us from the inside.</text:p>
      <text:p text:style-name="Text_20_body">Think about a stream of water running over stones. At first the stones are rough, but after years in the stream, they become smooth. In the same way, the water of God’s Word softens, renews, and transforms us.</text:p>
      <text:p text:style-name="Text_20_body">When we read and pray-read the Bible, the Word becomes living water that:</text:p>
      <text:list text:style-name="L27">
        <text:list-item>
          <text:p text:style-name="P24">Clears away old, dark thoughts.</text:p>
        </text:list-item>
        <text:list-item>
          <text:p text:style-name="P24">Refreshes our spirit.</text:p>
        </text:list-item>
        <text:list-item>
          <text:p text:style-name="P24">Renews our inner being.</text:p>
        </text:list-item>
        <text:list-item>
          <text:p text:style-name="P24">Makes room for Christ to dwell inside us.</text:p>
        </text:list-item>
      </text:list>
      <text:p text:style-name="Text_20_body">When this happens, we feel Christ is not far—He is living in us. Our love for others grows, our spiritual eyes open, and our heart becomes bright and clean.</text:p>
      <text:p text:style-name="Text_20_body">This is not just an outward change (like putting on new clothes). It is an <text:span text:style-name="Strong_20_Emphasis">inward life change</text:span>—like the body growing new, healthy cells. The Bible calls this a <text:span text:style-name="Strong_20_Emphasis">metabolic change</text:span>: a real transformation.</text:p>
      <text:p text:style-name="Horizontal_20_Line"/>
      <text:h text:style-name="Heading_20_2" text:outline-level="2">🌱 Example</text:h>
      <text:list text:style-name="L28">
        <text:list-item>
          <text:p text:style-name="P25">Soap cleans the <text:span text:style-name="Strong_20_Emphasis">outside</text:span> of the body.</text:p>
        </text:list-item>
        <text:list-item>
          <text:p text:style-name="P25">Water of the Word cleans the <text:span text:style-name="Strong_20_Emphasis">inside</text:span> of the spirit.</text:p>
        </text:list-item>
        <text:list-item>
          <text:p text:style-name="P25">Both are needed, but only the Word can refresh the heart and make it new.</text:p>
        </text:list-item>
      </text:list>
      <text:p text:style-name="Horizontal_20_Line"/>
      <text:h text:style-name="Heading_20_2" text:outline-level="2"><text:soft-page-break/>👐 Sign Action (for Memory)</text:h>
      <text:list text:style-name="L29">
        <text:list-item>
          <text:p text:style-name="P26">Pretend washing face 💦 (outward).</text:p>
        </text:list-item>
        <text:list-item>
          <text:p text:style-name="P26">Point to heart ❤️ with water flowing (inward).</text:p>
        </text:list-item>
        <text:list-item>
          <text:p text:style-name="P26">Open arms 🙌 saying “Amen” with joy.</text:p>
        </text:list-item>
      </text:list>
      <text:p text:style-name="Horizontal_20_Line"/>
      <text:h text:style-name="Heading_20_2" text:outline-level="2">❤️ Lesson</text:h>
      <text:p text:style-name="Text_20_body">The Word is not just knowledge—it is <text:span text:style-name="Strong_20_Emphasis">living water</text:span> that washes, renews, and transforms us. When we pray-read and let the Word flow freely inside, our spirit is filled, our eyes are opened, and our heart is refreshed.</text:p>
      <text:p text:style-name="Horizontal_20_Line"/>
      <text:h text:style-name="Heading_20_2" text:outline-level="2">📦 Summary Box</text:h>
      <text:p text:style-name="Text_20_body">👉 Word = Living Water 💧<text:line-break/>👉 Washing = Inward, not outward<text:line-break/>👉 Change = Life transformation, not just outside appearance</text:p>
      <text:p text:style-name="Horizontal_20_Line"/>
      <text:h text:style-name="Heading_20_2" text:outline-level="2">✍ Personal Reflection Questions</text:h>
      <text:list text:style-name="L30">
        <text:list-item>
          <text:p text:style-name="P27">What “spots or wrinkles” (old habits, wrong attitudes) do I feel God is washing away by His Word? Write them down.</text:p>
        </text:list-item>
        <text:list-item>
          <text:p text:style-name="P27">How can I give the Word more “free course” in me this week? (Example: praying “Amen” to verses instead of resisting.)</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WEEK 3 — THE WORD OF LIFE AND PRAY-READING THE WORD</text:h>
      <text:p text:style-name="Text_20_body"><text:span text:style-name="Strong_20_Emphasis">Day 7 – Review and Reflection</text:span></text:p>
      <text:p text:style-name="Text_20_body">📖 <text:span text:style-name="Strong_20_Emphasis">Scripture Highlight:</text:span><text:line-break/>John 6:63 — <text:span text:style-name="Emphasis">“It is the Spirit who gives life; the flesh profits nothing; the words which I have spoken to you are spirit and are life.”</text:span></text:p>
      <text:p text:style-name="Horizontal_20_Line"/>
      <text:h text:style-name="Heading_20_2" text:outline-level="2">✋ Review of the Week</text:h>
      <text:list text:style-name="L31">
        <text:list-item>
          <text:p text:style-name="P28"><text:span text:style-name="Strong_20_Emphasis">Day 1</text:span> – The Word of Life: The Bible is the living Word, not just letters. Reading with spirit brings life.</text:p>
        </text:list-item>
        <text:list-item>
          <text:p text:style-name="P28"><text:span text:style-name="Strong_20_Emphasis">Day 2</text:span> – Tasting the Word: God’s Word is milk, bread, and honey. We grow by “eating” it.</text:p>
        </text:list-item>
        <text:list-item>
          <text:p text:style-name="P28"><text:span text:style-name="Strong_20_Emphasis">Day 3</text:span> – Pray-Reading: Reading with prayer turns words into Spirit and life.</text:p>
        </text:list-item>
        <text:list-item>
          <text:p text:style-name="P28"><text:span text:style-name="Strong_20_Emphasis">Day 4</text:span> – Breathing the Word: The Bible is God’s breath. We breathe Him in through prayer.</text:p>
        </text:list-item>
        <text:list-item>
          <text:p text:style-name="P28"><text:span text:style-name="Strong_20_Emphasis">Day 5</text:span> – Abiding Word: When the Word lives in us, Christ abides in us. Pray-reading makes our spirit catch fire.</text:p>
        </text:list-item>
        <text:list-item>
          <text:p text:style-name="P28"><text:span text:style-name="Strong_20_Emphasis">Day 6</text:span> – Washing Word: The Word is living water, cleansing and transforming us inwardly.</text:p>
        </text:list-item>
      </text:list>
      <text:p text:style-name="Text_20_body">The Bible is more than knowledge—it is life. Pray-reading, tasting, breathing, and receiving the Word fills us with Christ Himself.</text:p>
      <text:p text:style-name="Horizontal_20_Line"/>
      <text:h text:style-name="Heading_20_2" text:outline-level="2">📝 True or False Questions</text:h>
      <text:h text:style-name="Heading_20_3" text:outline-level="3"><text:span text:style-name="Strong_20_Emphasis">Day 1 – The Word of Life</text:span></text:h>
      <text:list text:style-name="L32">
        <text:list-item>
          <text:p text:style-name="P29">The Bible is called the Word of Life because it brings us to Jesus. (T/F)</text:p>
        </text:list-item>
        <text:list-item>
          <text:p text:style-name="P29">Reading with only the mind always gives life. (T/F)</text:p>
        </text:list-item>
      </text:list>
      <text:h text:style-name="Heading_20_3" text:outline-level="3"><text:span text:style-name="Strong_20_Emphasis">Day 2 – Tasting the Word</text:span></text:h>
      <text:list text:style-name="L33">
        <text:list-item>
          <text:p text:style-name="P30">God’s Word is compared to milk, bread, and honey. (T/F)</text:p>
        </text:list-item>
        <text:list-item>
          <text:p text:style-name="P30">The Bible is only for study, not for enjoyment. (T/F)</text:p>
        </text:list-item>
      </text:list>
      <text:h text:style-name="Heading_20_3" text:outline-level="3"><text:span text:style-name="Strong_20_Emphasis">Day 3 – Pray-Reading</text:span></text:h>
      <text:list text:style-name="L34">
        <text:list-item>
          <text:p text:style-name="P31">Pray-reading means turning Bible verses into prayer. (T/F)</text:p>
        </text:list-item>
        <text:list-item>
          <text:p text:style-name="P31">Only long, perfect prayers bring life. (T/F)</text:p>
        </text:list-item>
      </text:list>
      <text:h text:style-name="Heading_20_3" text:outline-level="3"><text:soft-page-break/><text:span text:style-name="Strong_20_Emphasis">Day 4 – Breathing the Word</text:span></text:h>
      <text:list text:style-name="L35">
        <text:list-item>
          <text:p text:style-name="P32">The Bible is God’s breath—we breathe it in by prayer. (T/F)</text:p>
        </text:list-item>
        <text:list-item>
          <text:p text:style-name="P32">Jesus said Scriptures and Himself are separate. (T/F)</text:p>
        </text:list-item>
      </text:list>
      <text:h text:style-name="Heading_20_3" text:outline-level="3"><text:span text:style-name="Strong_20_Emphasis">Day 5 – Abiding Word</text:span></text:h>
      <text:list text:style-name="L36">
        <text:list-item>
          <text:p text:style-name="P33">When the Word abides in us, Christ abides in us. (T/F)</text:p>
        </text:list-item>
        <text:list-item>
          <text:p text:style-name="P33">Striking the Bible only with our mind always catches fire. (T/F)</text:p>
        </text:list-item>
      </text:list>
      <text:h text:style-name="Heading_20_3" text:outline-level="3"><text:span text:style-name="Strong_20_Emphasis">Day 6 – Washing Word</text:span></text:h>
      <text:list text:style-name="L37">
        <text:list-item>
          <text:p text:style-name="P34">The Word is living water that washes us inwardly. (T/F)</text:p>
        </text:list-item>
        <text:list-item>
          <text:p text:style-name="P34">The blood of Christ and the water of the Word are exactly the same. (T/F)</text:p>
        </text:list-item>
      </text:list>
      <text:p text:style-name="Horizontal_20_Line"/>
      <text:h text:style-name="Heading_20_2" text:outline-level="2">❤️ Reflection</text:h>
      <text:list text:style-name="L38">
        <text:list-item>
          <text:p text:style-name="P35">Which day’s lesson touched you the most this week?</text:p>
        </text:list-item>
        <text:list-item>
          <text:p text:style-name="P35">How will you practice pray-reading in the coming days?</text:p>
        </text:list-item>
      </text:list>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8T13:43:26.286000000</meta:creation-date>
    <dc:date>2025-09-08T13:50:01.002000000</dc:date>
    <meta:editing-duration>PT6M35S</meta:editing-duration>
    <meta:editing-cycles>1</meta:editing-cycles>
    <meta:document-statistic meta:table-count="0" meta:image-count="0" meta:object-count="0" meta:page-count="15" meta:paragraph-count="200" meta:word-count="3108" meta:character-count="16070" meta:non-whitespace-character-count="13230"/>
    <meta:generator>EasyOffice/7.6.2.1.0$Windows_X86_64 LibreOffice_project/0bc4d647150f05f02b71ccb5539a4012b57f1faf</meta:generator>
  </office:meta>
</office:document-meta>
</file>